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ipplePulsar Vault: Project Write-up &amp; Architecture Overview</text:h>
      <text:p text:style-name="Text_20_body"><text:span text:style-name="T1">TripplePulsar Vault (TPV)</text:span> is a high-assurance, Windows-optimized cryptographic sequestration environment designed to protect highly sensitive data from both network-based interception and offline physical forensic extraction.</text:p>
      <text:p text:style-name="Text_20_body">Moving beyond standard AES wrappers, TPV mitigates "Entropy Exhaustion" by allowing users to inject massive, deterministic external datasets (such as astronomical Pulsar recordings, e.g., <text:span text:style-name="T2">HTRU_2.csv</text:span>) into the cryptographic pipeline. By streaming gigabytes of natural entropy through a BLAKE3 hashing engine and blending it with an Argon2id memory-hardened Key Derivation Function, the system renders offline cracking computationally impossible.</text:p>
      <text:h text:style-name="Heading_20_2" text:outline-level="2">Architectural Advantages (The Rust/Win32 Implementation)</text:h>
      <text:p text:style-name="Text_20_body">This compiled Rust architecture is engineered to meet the strict memory-safety mandates currently championed by top-tier intelligence agencies (NSA, CISA).</text:p>
      <text:list text:style-name="L1">
        <text:list-item>
          <text:p text:style-name="P1"><text:span text:style-name="T1">True Memory Safety:</text:span> Languages with garbage collectors leave sensitive strings floating in RAM unpredictably. TPV utilizes Rust’s ownership model alongside the <text:span text:style-name="T2">secrecy</text:span> and <text:span text:style-name="T2">zeroize</text:span> crates to explicitly overwrite the master key in RAM with zeros the exact millisecond it goes out of scope.</text:p>
        </text:list-item>
        <text:list-item>
          <text:p text:style-name="P1"><text:span text:style-name="T1">Bare-Metal OS Integration:</text:span> TPV safely interfaces directly with the C-style Win32 API for kernel-level memory locking (<text:span text:style-name="T2">VirtualLock</text:span>), ensuring plaintext keys never hit the swap file. It also hooks the OS API to securely scrub the clipboard upon successful payload delivery or emergency self-destruct.</text:p>
        </text:list-item>
        <text:list-item>
          <text:p text:style-name="P1"><text:span text:style-name="T1">Massive Performance Gains:</text:span> Loading massive entropy datasets into memory crashes most tools. TPV leverages Rust’s <text:span text:style-name="T2">BufReader</text:span> combined with the BLAKE3 hash tree to stream astronomical data in 64KB chunks, digesting massive files at maximum SSD read speeds with virtually zero memory footprint.</text:p>
        </text:list-item>
      </text:list>
      <text:h text:style-name="Heading_20_2" text:outline-level="2" text:is-list-header="true">Professional Overview</text:h>
      <text:p text:style-name="Text_20_body">This project demonstrates a senior-level understanding of systems engineering. TPV doesn't just call cryptographic libraries; it accounts for the physical physics of data persistence. By successfully implementing Associated Authenticated Data (AAD) binding, physical anti-forensics (DoD 2-pass shredding), and deterministic key derivation, TripplePulsar Vault establishes an elite, tamper-proof security boundary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20:46:57.508419600</meta:creation-date>
    <dc:date>2026-03-08T21:12:58.184968000</dc:date>
    <meta:editing-duration>PT10S</meta:editing-duration>
    <meta:editing-cycles>2</meta:editing-cycles>
    <meta:generator>LibreOffice/26.2.1.2$Windows_X86_64 LibreOffice_project/620$Build-2</meta:generator>
    <meta:document-statistic meta:table-count="0" meta:image-count="0" meta:object-count="0" meta:page-count="1" meta:paragraph-count="10" meta:word-count="296" meta:character-count="2252" meta:non-whitespace-character-count="1969"/>
  </office:meta>
</office:document-meta>
</file>